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8db5" officeooo:paragraph-rsid="00098d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JAVASCRIPT pierre giraud</text:p>
      <text:p text:style-name="P1"/>
      <text:p text:style-name="P1">Chapitre1 :</text:p>
      <text:p text:style-name="P1"/>
      <text:p text:style-name="P1">Chapitre 2 :</text:p>
      <text:p text:style-name="P1">Client side/serveur side</text:p>
      <text:p text:style-name="P1"/>
      <text:p text:style-name="P1">chapitre 3 :</text:p>
      <text:p text:style-name="P1">sites d’aperçus en temps réel JS fiddle.net, JS vin.com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5T19:38:03.817000000</meta:creation-date>
    <dc:date>2023-03-25T19:45:26.021000000</dc:date>
    <meta:editing-duration>PT7M23S</meta:editing-duration>
    <meta:editing-cycles>1</meta:editing-cycles>
    <meta:document-statistic meta:table-count="0" meta:image-count="0" meta:object-count="0" meta:page-count="1" meta:paragraph-count="6" meta:word-count="24" meta:character-count="144" meta:non-whitespace-character-count="126"/>
    <meta:generator>LibreOffice/7.3.6.2$Windows_X86_64 LibreOffice_project/c28ca90fd6e1a19e189fc16c05f8f8924961e12e</meta:generator>
  </office:meta>
</office:document-meta>
</file>